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w_1 = [.3,.2,.1,.1,.1,.1,.034,.033,.033]</text:p>
      <text:p text:style-name="Standard">low_2 = [.2,.2,.2,.1,.1,.1,.034,.033,.033]</text:p>
      <text:p text:style-name="Standard">low_3 = [.1,.2,.3,.2,.05,.05,.034,.033,.033]</text:p>
      <text:p text:style-name="Standard"/>
      <text:p text:style-name="Standard">mid_1 = [.05,.1,.15,.2,.1,.1,.15,.1,.05]</text:p>
      <text:p text:style-name="Standard">mid_2 = [.05,.1,.15,.1,.2,.1,.15,.1,.05]</text:p>
      <text:p text:style-name="Standard">mid_3 = [.05,.1,.15,.1,.1,.2,.15,.1,.05]</text:p>
      <text:p text:style-name="Standard"/>
      <text:p text:style-name="Standard">high_1 = [.033,.033,.034,.1,.1,.1,.1,.2,.3]</text:p>
      <text:p text:style-name="Standard">high_2 = [.033,.033,.034,.1,.1,.1,.2,.2,.2]</text:p>
      <text:p text:style-name="Standard">high_3 = [.033,.033,.034,.05,.05,.2,.3,.2,.1]</text:p>
      <text:p text:style-name="Standard"/>
      <text:p text:style-name="Standard"/>
      <text:p text:style-name="Standard">weight_dict = { </text:p>
      <text:p text:style-name="Standard"><text:tab/>'AA': low_1,</text:p>
      <text:p text:style-name="Standard"><text:tab/>'AB': low_1,</text:p>
      <text:p text:style-name="Standard"><text:tab/>'AC': low_1,</text:p>
      <text:p text:style-name="Standard"><text:tab/>'AD': low_2,</text:p>
      <text:p text:style-name="Standard"><text:tab/>'AE': low_3,</text:p>
      <text:p text:style-name="Standard"><text:tab/>'AF': low_3,</text:p>
      <text:p text:style-name="Standard"><text:tab/>'AG': mid_1,</text:p>
      <text:p text:style-name="Standard"><text:tab/>'AH': mid_1,</text:p>
      <text:p text:style-name="Standard"><text:tab/>'AI': mid_1,</text:p>
      <text:p text:style-name="Standard"/>
      <text:p text:style-name="Standard"><text:tab/>'BA': <text:s/>low_1,</text:p>
      <text:p text:style-name="Standard"><text:tab/>'BB': low_2,</text:p>
      <text:p text:style-name="Standard"><text:tab/>'BC': low_2,</text:p>
      <text:p text:style-name="Standard"><text:tab/>'BD': low_3,</text:p>
      <text:p text:style-name="Standard"><text:tab/>'BE': low_3,</text:p>
      <text:p text:style-name="Standard"><text:tab/>'BF': low_3,</text:p>
      <text:p text:style-name="Standard"><text:tab/>'BG': mid_1,</text:p>
      <text:p text:style-name="Standard"><text:tab/>'BH': mid_1,</text:p>
      <text:p text:style-name="Standard"><text:span text:style-name="T1"><text:tab/></text:span><text:span text:style-name="T2">'BI': mid_1,</text:span></text:p>
      <text:p text:style-name="Standard"><text:span text:style-name="T2"/></text:p>
      <text:p text:style-name="Standard"><text:tab/>'CA': low_3,</text:p>
      <text:p text:style-name="Standard"><text:tab/>'CB': low_3,</text:p>
      <text:p text:style-name="Standard"><text:tab/>'CC': low_3,</text:p>
      <text:p text:style-name="Standard"><text:tab/>'CD': low_3,</text:p>
      <text:p text:style-name="Standard"><text:tab/>'CE': mid_1,</text:p>
      <text:p text:style-name="Standard"><text:tab/>'CF': mid_1,</text:p>
      <text:p text:style-name="Standard"><text:tab/>'CG': mid_2,</text:p>
      <text:p text:style-name="Standard"><text:tab/>'CH': mid_2,</text:p>
      <text:p text:style-name="Standard"><text:span text:style-name="T1"><text:tab/></text:span><text:span text:style-name="T2">'CI': mid_2,</text:span></text:p>
      <text:p text:style-name="Standard"><text:span text:style-name="T2"/></text:p>
      <text:p text:style-name="Standard"><text:span text:style-name="T2"><text:tab/>'DA': low_3,</text:span></text:p>
      <text:p text:style-name="Standard"><text:tab/>'DB': low_3,</text:p>
      <text:p text:style-name="Standard"><text:tab/>'DC': mid_1,</text:p>
      <text:p text:style-name="Standard"><text:tab/>'DD': mid_2,</text:p>
      <text:p text:style-name="Standard"><text:tab/>'DE': mid_2,</text:p>
      <text:p text:style-name="Standard"><text:soft-page-break/><text:tab/>'DF': mid_2,</text:p>
      <text:p text:style-name="Standard"><text:tab/>'DG': mid_3,</text:p>
      <text:p text:style-name="Standard"><text:tab/>'DH': mid_3,</text:p>
      <text:p text:style-name="Standard"><text:span text:style-name="T1"><text:tab/></text:span><text:span text:style-name="T2">'DI': mid_3,</text:span></text:p>
      <text:p text:style-name="Standard"><text:span text:style-name="T2"/></text:p>
      <text:p text:style-name="Standard"><text:span text:style-name="T2"><text:tab/>'EA': mid_1,</text:span></text:p>
      <text:p text:style-name="Standard"><text:tab/>'EB': mid_1,</text:p>
      <text:p text:style-name="Standard"><text:tab/>'EC': mid_1,</text:p>
      <text:p text:style-name="Standard"><text:tab/>'ED': mid_2,</text:p>
      <text:p text:style-name="Standard"><text:tab/>'EE': mid_2,</text:p>
      <text:p text:style-name="Standard"><text:tab/>'EF': mid_2,</text:p>
      <text:p text:style-name="Standard"><text:tab/>'EG': mid_3,</text:p>
      <text:p text:style-name="Standard"><text:tab/>'EH': mid_3,</text:p>
      <text:p text:style-name="Standard"><text:span text:style-name="T1"><text:tab/></text:span><text:span text:style-name="T2">'EI': mid_3,</text:span></text:p>
      <text:p text:style-name="Standard"><text:span text:style-name="T2"/></text:p>
      <text:p text:style-name="Standard"><text:span text:style-name="T2"><text:tab/>'FA': mid_1,</text:span></text:p>
      <text:p text:style-name="Standard"><text:tab/>'FB': mid_2,</text:p>
      <text:p text:style-name="Standard"><text:tab/>'FC': mid_2,</text:p>
      <text:p text:style-name="Standard"><text:tab/>'FD': mid_3,</text:p>
      <text:p text:style-name="Standard"><text:tab/>'FE': mid_3,</text:p>
      <text:p text:style-name="Standard"><text:tab/>'FF': mid_3,</text:p>
      <text:p text:style-name="Standard"><text:tab/>'FG': mid_3,</text:p>
      <text:p text:style-name="Standard"><text:tab/>'FH': high_1,</text:p>
      <text:p text:style-name="Standard"><text:span text:style-name="T1"><text:tab/></text:span><text:span text:style-name="T2">'FI': high_1,</text:span></text:p>
      <text:p text:style-name="Standard"><text:span text:style-name="T2"/></text:p>
      <text:p text:style-name="Standard"><text:span text:style-name="T2"><text:tab/>'GA': mid_2,</text:span></text:p>
      <text:p text:style-name="Standard"><text:tab/>'GB': mid_3,</text:p>
      <text:p text:style-name="Standard"><text:tab/>'GC': mid_3,</text:p>
      <text:p text:style-name="Standard"><text:tab/>'GD': high_1,</text:p>
      <text:p text:style-name="Standard"><text:tab/>'GE': high_1,</text:p>
      <text:p text:style-name="Standard"><text:tab/>'GF': high_1,</text:p>
      <text:p text:style-name="Standard"><text:tab/>'GG': high_1,</text:p>
      <text:p text:style-name="Standard"><text:tab/>'GH': high_2,</text:p>
      <text:p text:style-name="Standard"><text:span text:style-name="T1"><text:tab/></text:span><text:span text:style-name="T2">'GI': high_2,</text:span></text:p>
      <text:p text:style-name="Standard"><text:span text:style-name="T2"><text:tab/></text:span></text:p>
      <text:p text:style-name="Standard"><text:span text:style-name="T2"><text:tab/>'HA': mid_3,</text:span></text:p>
      <text:p text:style-name="Standard"><text:tab/>'HB': mid_3,</text:p>
      <text:p text:style-name="Standard"><text:tab/>'HC': high_1,</text:p>
      <text:p text:style-name="Standard"><text:tab/>'HD': high_1,</text:p>
      <text:p text:style-name="Standard"><text:tab/>'HE': high_2,</text:p>
      <text:p text:style-name="Standard"><text:tab/>'HF': high_2,</text:p>
      <text:p text:style-name="Standard"><text:tab/>'HG': high_2,</text:p>
      <text:p text:style-name="Standard"><text:tab/>'HH': high_3,</text:p>
      <text:p text:style-name="Standard"><text:span text:style-name="T1"><text:tab/></text:span><text:span text:style-name="T2">'HI': high_3,</text:span></text:p>
      <text:p text:style-name="Standard"><text:span text:style-name="T2"/></text:p>
      <text:p text:style-name="Standard"><text:span text:style-name="T2"><text:tab/>'IA': mid_3,</text:span></text:p>
      <text:p text:style-name="Standard"><text:tab/>'IB': mid_3,</text:p>
      <text:p text:style-name="Standard"><text:tab/>'IC': high_1,</text:p>
      <text:p text:style-name="Standard"><text:tab/>'ID': high_1,</text:p>
      <text:p text:style-name="Standard"><text:soft-page-break/><text:tab/>'IE': high_2,</text:p>
      <text:p text:style-name="Standard"><text:tab/>'IF': high_2,</text:p>
      <text:p text:style-name="Standard"><text:tab/>'IG': high_3,</text:p>
      <text:p text:style-name="Standard"><text:tab/>'IH': high_3,</text:p>
      <text:p text:style-name="Standard"><text:span text:style-name="T1"><text:tab/></text:span><text:span text:style-name="T2">'II': high_3,</text:span></text:p>
      <text:p text:style-name="Standard"><text:span text:style-name="T2"/></text:p>
      <text:p text:style-name="Standard"><text:span text:style-name="T2"><text:tab/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 deblase</meta:initial-creator>
    <meta:creation-date>2013-09-09T08:52:43.78</meta:creation-date>
    <dc:date>2013-09-09T09:58:03.88</dc:date>
    <dc:creator>john  deblase</dc:creator>
    <meta:editing-duration>PT50M6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3" meta:paragraph-count="93" meta:word-count="193" meta:character-count="1474"/>
  </office:meta>
</office:document-meta>
</file>